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c879" officeooo:paragraph-rsid="0019c879"/>
    </style:style>
    <style:style style:name="T1" style:family="text">
      <style:text-properties officeooo:rsid="001b830f"/>
    </style:style>
    <style:style style:name="T2" style:family="text">
      <style:text-properties officeooo:rsid="001d34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<text:span text:style-name="T1">Google cloud posiada przydatne narzędzia do tworzenia filmów na yt.</text:span></text:p>
      <text:p text:style-name="P1">-<text:span text:style-name="T1">Korporacja jest to pewnego rodzaju “Framework” skupiający ludzi (jak sama nazwa wskazuje)</text:span></text:p>
      <text:p text:style-name="P1">-<text:span text:style-name="T2">Prostota grafiki wektorowej to dobry pomysł na tłumaczenie trudnych pojęć z inżynierii I matematyki</text:span></text:p>
      <text:p text:style-name="P1">-<text:span text:style-name="T2">Biblioteki pythonowe Manim oraz Drawsvg to pierwsze podejście do problemu automatyzacji tworzneia visuali na filmach, obecnie autoatyzacji jedynie może podlec generowanie głosu oraz scenariusz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09-23T17:38:16.339760308</dc:date>
    <meta:editing-duration>PT6M11S</meta:editing-duration>
    <meta:editing-cycles>3</meta:editing-cycles>
    <meta:document-statistic meta:table-count="0" meta:image-count="0" meta:object-count="0" meta:page-count="1" meta:paragraph-count="4" meta:word-count="60" meta:character-count="453" meta:non-whitespace-character-count="397"/>
  </office:meta>
</office:document-meta>
</file>